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9.30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924cm" svg:height="19.304cm" svg:x="0.508cm" svg:y="1.016cm" presentation:class="subtitle" presentation:placeholder="true" presentation:user-transformed="true">
          <draw:text-box/>
        </draw:frame>
        <draw:custom-shape draw:style-name="gr1" draw:text-style-name="P2" xml:id="id1" draw:id="id1" draw:layer="layout" svg:width="4.826cm" svg:height="4.572cm" svg:x="2.286cm" svg:y="8.12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08cm" svg:height="4.826cm" svg:x="18.288cm" svg:y="2.286cm">
          <text:p text:style-name="P1"><text:span text:style-name="T1">wor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5.08cm" svg:height="4.826cm" svg:x="19.304cm" svg:y="13.97cm">
          <text:p text:style-name="P1"><text:span text:style-name="T1">pa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312cm -0.581cm" svg:x1="2.992cm" svg:y1="12.031cm" svg:x2="2.286cm" svg:y2="10.414cm" draw:start-shape="id1" draw:start-glue-point="7" draw:end-shape="id1" draw:end-glue-point="6" svg:d="M2992 12031c0 1288-895 1074-1477 348s-852-1965 771-1965" svg:viewBox="0 0 1930 2548">
          <text:p/>
        </draw:connector>
        <draw:connector draw:style-name="gr2" draw:text-style-name="P1" draw:layer="layout" draw:type="curve" svg:x1="4.699cm" svg:y1="8.128cm" svg:x2="19.032cm" svg:y2="2.992cm" draw:start-shape="id1" draw:start-glue-point="4" draw:end-shape="id2" draw:end-glue-point="5" svg:d="M4699 8128c0-9514 14333-6946 14333-5136" svg:viewBox="0 0 14334 6873">
          <text:p/>
        </draw:connector>
        <draw:connector draw:style-name="gr2" draw:text-style-name="P1" draw:layer="layout" draw:type="curve" svg:x1="18.288cm" svg:y1="4.699cm" svg:x2="6.406cm" svg:y2="8.797cm" draw:start-shape="id2" draw:start-glue-point="6" draw:end-shape="id1" draw:end-glue-point="11" svg:d="M18288 4699c-7922 0-11882 1366-11882 4098" svg:viewBox="0 0 11883 4099">
          <text:p/>
        </draw:connector>
        <draw:connector draw:style-name="gr2" draw:text-style-name="P1" draw:layer="layout" draw:type="curve" draw:line-skew="-0.128cm" svg:x1="23.64cm" svg:y1="14.676cm" svg:x2="22.624cm" svg:y2="6.406cm" draw:start-shape="id3" draw:start-glue-point="11" draw:end-shape="id2" draw:end-glue-point="9" svg:d="M23640 14676c0-6393-1016-2258-1016-8270" svg:viewBox="0 0 1017 8271">
          <text:p/>
        </draw:connector>
        <draw:connector draw:style-name="gr2" draw:text-style-name="P1" draw:layer="layout" draw:type="curve" svg:x1="19.032cm" svg:y1="6.406cm" svg:x2="7.112cm" svg:y2="10.414cm" draw:start-shape="id2" draw:start-glue-point="7" draw:end-shape="id1" draw:end-glue-point="10" svg:d="M19032 6406c0 2672-3973 4008-11920 4008" svg:viewBox="0 0 11921 4009">
          <text:p/>
        </draw:connector>
        <draw:connector draw:style-name="gr2" draw:text-style-name="P1" draw:layer="layout" draw:type="curve" svg:x1="20.048cm" svg:y1="14.676cm" svg:x2="20.828cm" svg:y2="7.112cm" draw:start-shape="id3" draw:start-glue-point="5" draw:end-shape="id2" draw:end-glue-point="8" svg:d="M20048 14676c0-6201 780-2419 780-7564" svg:viewBox="0 0 781 7565">
          <text:p/>
        </draw:connector>
        <draw:connector draw:style-name="gr2" draw:text-style-name="P1" draw:layer="layout" draw:type="curve" svg:x1="19.304cm" svg:y1="16.383cm" svg:x2="6.406cm" svg:y2="12.031cm" draw:start-shape="id3" draw:start-glue-point="6" draw:end-shape="id1" draw:end-glue-point="9" svg:d="M19304 16383c-8599 0-12898-1450-12898-4352" svg:viewBox="0 0 12899 4353">
          <text:p/>
        </draw:connector>
        <draw:connector draw:style-name="gr2" draw:text-style-name="P1" draw:layer="layout" draw:type="curve" svg:x1="20.048cm" svg:y1="18.09cm" svg:x2="4.699cm" svg:y2="12.7cm" draw:start-shape="id3" draw:start-glue-point="7" draw:end-shape="id1" draw:end-glue-point="8" svg:d="M20048 18090c0 1812-15349 4507-15349-5390" svg:viewBox="0 0 15350 7148">
          <text:p/>
        </draw:connector>
        <draw:frame draw:style-name="gr3" draw:text-style-name="P3" draw:layer="layout" svg:width="2.703cm" svg:height="1.356cm" svg:x="0.255cm" svg:y="12.82cm">
          <draw:text-box>
            <text:p><text:span text:style-name="T2">reset</text:span></text:p>
          </draw:text-box>
        </draw:frame>
        <draw:frame draw:style-name="gr3" draw:text-style-name="P3" draw:layer="layout" svg:width="2.428cm" svg:height="1.356cm" svg:x="10.66cm" svg:y="1.178cm">
          <draw:text-box>
            <text:p><text:span text:style-name="T2">start</text:span></text:p>
          </draw:text-box>
        </draw:frame>
        <draw:frame draw:style-name="gr3" draw:text-style-name="P3" draw:layer="layout" svg:width="2.373cm" svg:height="1.356cm" svg:x="11.838cm" svg:y="4.988cm">
          <draw:text-box>
            <text:p><text:span text:style-name="T2">stop</text:span></text:p>
          </draw:text-box>
        </draw:frame>
        <draw:frame draw:style-name="gr3" draw:text-style-name="P3" draw:layer="layout" svg:width="2.703cm" svg:height="1.356cm" svg:x="11.056cm" svg:y="8.72cm">
          <draw:text-box>
            <text:p><text:span text:style-name="T2">reset</text:span></text:p>
          </draw:text-box>
        </draw:frame>
        <draw:frame draw:style-name="gr3" draw:text-style-name="P3" draw:layer="layout" svg:width="2.703cm" svg:height="1.356cm" svg:x="10.656cm" svg:y="14.22cm">
          <draw:text-box>
            <text:p><text:span text:style-name="T2">reset</text:span></text:p>
          </draw:text-box>
        </draw:frame>
        <draw:frame draw:style-name="gr3" draw:text-style-name="P3" draw:layer="layout" svg:width="2.373cm" svg:height="1.356cm" svg:x="11.839cm" svg:y="18.288cm">
          <draw:text-box>
            <text:p><text:span text:style-name="T2">stop</text:span></text:p>
          </draw:text-box>
        </draw:frame>
        <draw:frame draw:style-name="gr3" draw:text-style-name="P3" draw:layer="layout" svg:width="3.199cm" svg:height="1.356cm" svg:x="16.888cm" svg:y="11.5cm">
          <draw:text-box>
            <text:p><text:span text:style-name="T2">pause</text:span></text:p>
          </draw:text-box>
        </draw:frame>
        <draw:frame draw:style-name="gr3" draw:text-style-name="P3" draw:layer="layout" svg:width="3.8cm" svg:height="1.356cm" svg:x="23.04cm" svg:y="8.452cm">
          <draw:text-box>
            <text:p text:style-name="P3"><text:span text:style-name="T2">resum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21:11:29.879870890</meta:creation-date>
    <dc:date>2015-08-05T21:35:04.774640296</dc:date>
    <meta:editing-duration>PT13M31S</meta:editing-duration>
    <meta:editing-cycles>5</meta:editing-cycles>
    <meta:generator>LibreOffice/4.2.8.2$Linux_x86 LibreOffice_project/420m0$Build-2</meta:generator>
    <meta:document-statistic meta:object-count="43"/>
  </office:meta>
</office:document-meta>
</file>